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110a" officeooo:paragraph-rsid="001a110a"/>
    </style:style>
    <style:style style:name="T1" style:family="text">
      <style:text-properties officeooo:rsid="001c72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61756799920">
          <table:table-cell table:style-name="Table1.A1" office:value-type="string">
            <text:p text:style-name="P1">SECURITY FABRIC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FORT<text:span text:style-name="T1">I</text:span>VIEW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NETWORK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SYSTEM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POLICY AND OBJECTS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SECURITY PROFILES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VPN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USERS AND DEVICES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WIFI AND SWITCH CONTROLLER</text:p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LOG AND REPORT</text:p>
            <text:p text:style-name="P1"/>
            <text:p text:style-name="P1"/>
          </table:table-cell>
        </table:table-row>
        <table:table-row table:style-name="TableLine93961756799920">
          <table:table-cell table:style-name="Table1.A2" office:value-type="string">
            <text:p text:style-name="P1">MONITOR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6:27:21.296946621</meta:creation-date>
    <meta:generator>LibreOffice/6.4.7.2$Linux_X86_64 LibreOffice_project/40$Build-2</meta:generator>
    <dc:date>2022-02-20T17:57:51.457004799</dc:date>
    <meta:editing-duration>PT1H19M56S</meta:editing-duration>
    <meta:editing-cycles>2</meta:editing-cycles>
    <meta:document-statistic meta:table-count="1" meta:image-count="0" meta:object-count="0" meta:page-count="1" meta:paragraph-count="11" meta:word-count="22" meta:character-count="139" meta:non-whitespace-character-count="128"/>
  </office:meta>
</office:document-meta>
</file>